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gradient" draw:fill-color="#3faf46" draw:fill-gradient-name="Gradient_20_6" draw:textarea-horizontal-align="center" draw:textarea-vertical-align="middle" draw:auto-grow-height="false" draw:fit-to-size="false" style:shrink-to-fit="false" fo:min-height="5.185cm" fo:min-width="9.197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" style:family="graphic" style:parent-style-name="standard">
      <style:graphic-properties svg:stroke-color="#ffffff" draw:fill-color="#ffffff" draw:opacity="100%" draw:opacity-name="Transparency_20_6" draw:textarea-horizontal-align="justify" draw:textarea-vertical-align="middle" draw:auto-grow-height="false" fo:min-height="16.44cm" fo:min-width="4.69cm"/>
    </style:style>
    <style:style style:name="gr4" style:family="graphic" style:parent-style-name="standard">
      <style:graphic-properties svg:stroke-color="#ffffff" draw:fill-color="#ffffff" draw:opacity="100%" draw:opacity-name="Transparency_20_6" draw:textarea-horizontal-align="justify" draw:textarea-vertical-align="middle" draw:auto-grow-height="false" fo:min-height="10.44cm" fo:min-width="4.69cm"/>
    </style:style>
    <style:style style:name="gr5" style:family="graphic" style:parent-style-name="standard">
      <style:graphic-properties svg:stroke-color="#ffffff" draw:fill-color="#3faf46" draw:textarea-horizontal-align="justify" draw:textarea-vertical-align="middle" draw:auto-grow-height="false" fo:min-height="0.878cm" fo:min-width="4.628cm"/>
    </style:style>
    <style:style style:name="gr6" style:family="graphic" style:parent-style-name="standard">
      <style:graphic-properties svg:stroke-color="#ffffff" draw:fill-color="#3faf46" draw:opacity="100%" draw:opacity-name="" draw:textarea-horizontal-align="justify" draw:textarea-vertical-align="middle" draw:auto-grow-height="false" fo:min-height="0.878cm" fo:min-width="4.62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loext:graphic-properties draw:fill="gradient" draw:fill-color="#3faf46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 draw:opacity="100%" draw:opacity-name="Transparency_20_6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3faf46" draw:opacity="100%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name="Outline" draw:style-name="gr1" draw:text-style-name="P2" draw:layer="layout" svg:width="9.75cm" svg:height="5.5cm" svg:x="17cm" svg:y="2.25cm">
          <text:p text:style-name="P1"><text:span text:style-name="T1">Jayme Nacional</text:span></text:p>
          <text:p text:style-name="P1"><text:span text:style-name="T1"/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frame draw:style-name="gr2" draw:text-style-name="P3" draw:layer="layout" svg:width="7.25cm" svg:height="1cm" svg:x="18.5cm" svg:y="5.75cm">
          <draw:text-box>
            <text:p>Jornal do Jayme Canet</text:p>
          </draw:text-box>
        </draw:frame>
        <draw:custom-shape draw:style-name="gr3" draw:text-style-name="P4" draw:layer="layout" svg:width="5.75cm" svg:height="17.25cm" svg:x="1.7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75cm" svg:height="11.25cm" svg:x="22.2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75cm" svg:height="11.25cm" svg:x="15.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5cm" svg:height="17.25cm" svg:x="8.7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2.0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5cm" svg:height="1.25cm" svg:x="22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15.7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2.0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custom-shape draw:style-name="gr3" draw:text-style-name="P4" draw:layer="layout" svg:width="5.75cm" svg:height="17.25cm" svg:x="1.751cm" svg:y="1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5cm" svg:height="17.25cm" svg:x="22.2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5cm" svg:height="17.25cm" svg:x="15.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5cm" svg:height="17.25cm" svg:x="8.7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2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15.7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5.25cm" svg:height="1.25cm" svg:x="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ellipsoid" draw:cx="50%" draw:cy="50%" draw:start-color="#3faf46" draw:end-color="#ffffff" draw:start-intensity="100%" draw:end-intensity="100%" draw:angle="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Painted_20_White" draw:display-name="Painted White" xlink:href="Pictures/10000000000002000000020065BEFE37CCD98E2F.jpg" xlink:type="simple" xlink:show="embed" xlink:actuate="onLoad"/>
    <draw:opacity draw:name="Transparency_20_6" draw:display-name="Transparency 6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3:01:15.810099095</meta:creation-date>
    <dc:date>2023-09-21T13:36:55.707894900</dc:date>
    <meta:editing-duration>PT30S</meta:editing-duration>
    <meta:editing-cycles>1</meta:editing-cycles>
    <meta:generator>LibreOffice/7.0.6.2$Linux_X86_64 LibreOffice_project/144abb84a525d8e30c9dbbefa69cbbf2d8d4ae3b</meta:generator>
    <meta:document-statistic meta:object-count="19"/>
  </office:meta>
</office:document-meta>
</file>